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8e2" officeooo:paragraph-rsid="00048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terrain generation.</text:p>
      <text:p text:style-name="P1"/>
      <text:p text:style-name="P1">Preconditions: module loaded, all needed terrain resources are registered.</text:p>
      <text:p text:style-name="P1"/>
      <text:p text:style-name="P1">1. World generation</text:p>
      <text:p text:style-name="P1">1a. API User divides the rectangle of World into smaller rectangles that signify places where individual locations will be generated</text:p>
      <text:p text:style-name="P1">1b. API User creates interrectangular paths (which later will be roads, rivers, mountain ridges etc.) over locations</text:p>
      <text:p text:style-name="P1">1c. API User sets features for each location place. These features determine what Location implementation may be placed in a pl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0:55:45.901522225</meta:creation-date>
    <dc:date>2013-10-08T21:10:20.514240287</dc:date>
    <meta:editing-duration>P0D</meta:editing-duration>
    <meta:editing-cycles>1</meta:editing-cycles>
    <meta:document-statistic meta:table-count="0" meta:image-count="0" meta:object-count="0" meta:page-count="1" meta:paragraph-count="6" meta:word-count="74" meta:character-count="501" meta:non-whitespace-character-count="433"/>
    <meta:generator>LibreOffice/4.1.1.2$Linux_x86 LibreOffice_project/410m0$Build-2</meta:generator>
  </office:meta>
</office:document-meta>
</file>